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f9f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f9f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f9f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f9f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f9f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f9f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f9f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f9f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f9f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f9f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f9f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f9f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f9f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f9f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f9f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f9f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f9f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Valeria Valentina Bucarito Faria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3/6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966317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Manuel Cayetano Farías Prad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692133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03.51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81" meta:non-whitespace-character-count="1012"/>
    <meta:template xlink:type="simple" xlink:actuate="onRequest" xlink:title="Normal" xlink:href=""/>
  </office:meta>
</office:document-meta>
</file>